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4ea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4ea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4ea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4ea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4ea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4ea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4ea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4ea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4ea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4ea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4ea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4ea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4ea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4ea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4ea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4ea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4ea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lor Esmeralda Pineda Campo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1/4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47396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iguel Eduardo Pined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65767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4.4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7" meta:non-whitespace-character-count="1000"/>
    <meta:template xlink:type="simple" xlink:actuate="onRequest" xlink:title="Normal" xlink:href=""/>
  </office:meta>
</office:document-meta>
</file>